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2LVL2"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3" text:style-name="WW_CharLFO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4" text:style-name="WW_CharLFO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LVL5"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6" text:style-name="WW_CharLFO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7" text:style-name="WW_CharLFO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LVL8"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3LVL2"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Symbol"/>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Symbol"/>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Symbol"/>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fo:line-height="100%" fo:background-color="#FFFFFF"/>
    </style:style>
    <style:style style:name="T2" style:parent-style-name="Absatz-Standardschriftart" style:family="text">
      <style:text-properties style:font-name="Helvetica" style:font-name-asian="Times New Roman" style:font-name-complex="Helvetica" fo:font-weight="bold" style:font-weight-asian="bold" style:font-weight-complex="bold" fo:color="#4F4F4F" fo:font-size="12pt" style:font-size-asian="12pt" style:font-size-complex="12pt" fo:language="en" fo:country="US" style:language-asian="de" style:country-asian="DE"/>
    </style:style>
    <style:style style:name="P3" style:parent-style-name="Standard" style:family="paragraph">
      <style:paragraph-properties fo:margin-bottom="0.1562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4" style:parent-style-name="Standard" style:family="paragraph">
      <style:paragraph-properties fo:margin-bottom="0in" fo:line-height="100%" fo:margin-left="0.25in" fo:background-color="#FFFFFF">
        <style:tab-stops>
          <style:tab-stop style:type="left" style:position="0.5in"/>
        </style:tab-stops>
      </style:paragraph-properties>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5" style:parent-style-name="Standard" style:family="paragraph">
      <style:paragraph-properties fo:margin-bottom="0in" fo:line-height="100%" fo:margin-left="0.25in" fo:background-color="#FFFFFF">
        <style:tab-stops>
          <style:tab-stop style:type="left" style:position="0.5in"/>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6" style:parent-style-name="Standard" style:family="paragraph">
      <style:paragraph-properties fo:margin-bottom="0in" fo:line-height="100%" fo:margin-left="0.25in" fo:background-color="#FFFFFF">
        <style:tab-stops>
          <style:tab-stop style:type="left" style:position="0.5in"/>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7" style:parent-style-name="Standard" style:family="paragraph">
      <style:paragraph-properties fo:margin-bottom="0in" fo:line-height="100%" fo:margin-left="0.25in" fo:background-color="#FFFFFF">
        <style:tab-stops>
          <style:tab-stop style:type="left" style:position="0.5in"/>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8" style:parent-style-name="Standard" style:family="paragraph">
      <style:paragraph-properties fo:margin-bottom="0in" fo:line-height="100%" fo:margin-left="0.25in" fo:background-color="#FFFFFF">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paragraph-properties fo:margin-bottom="0in" fo:line-height="100%" fo:background-color="#FFFFFF"/>
    </style:style>
    <style:style style:name="T12" style:parent-style-name="Absatz-Standardschriftart" style:family="text">
      <style:text-properties style:font-name="Helvetica" style:font-name-asian="Times New Roman" style:font-name-complex="Helvetica" fo:font-weight="bold" style:font-weight-asian="bold" style:font-weight-complex="bold" fo:color="#4F4F4F" fo:font-size="12pt" style:font-size-asian="12pt" style:font-size-complex="12pt" fo:language="en" fo:country="US" style:language-asian="de" style:country-asian="DE"/>
    </style:style>
    <style:style style:name="P13" style:parent-style-name="Standard" style:family="paragraph">
      <style:paragraph-properties fo:margin-bottom="0.1562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4" style:parent-style-name="Standard" style:family="paragraph">
      <style:paragraph-properties fo:margin-bottom="0in" fo:line-height="100%" fo:margin-left="0in" fo:background-color="#FFFFFF">
        <style:tab-stops>
          <style:tab-stop style:type="left" style:position="1.75in"/>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5" style:parent-style-name="Standard" style:family="paragraph">
      <style:paragraph-properties fo:margin-bottom="0in" fo:line-height="100%" fo:margin-left="0in" fo:background-color="#FFFFFF">
        <style:tab-stops>
          <style:tab-stop style:type="left" style:position="1.75in"/>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6" style:parent-style-name="Standard" style:family="paragraph">
      <style:paragraph-properties fo:margin-bottom="0in" fo:line-height="100%" fo:margin-left="0in" fo:background-color="#FFFFFF">
        <style:tab-stops>
          <style:tab-stop style:type="left" style:position="1.75in"/>
        </style:tab-stops>
      </style:paragraph-properties>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7" style:parent-style-name="Standard" style:family="paragraph">
      <style:paragraph-properties fo:margin-bottom="0in" fo:line-height="100%" fo:margin-left="0in" fo:background-color="#FFFFFF">
        <style:tab-stops>
          <style:tab-stop style:type="left" style:position="1.75in"/>
        </style:tab-stops>
      </style:paragraph-properties>
      <style:text-properties style:font-name="Helvetica" style:font-name-asian="Times New Roman" style:font-name-complex="Helvetica" fo:color="#4F4F4F" fo:font-size="12pt" style:font-size-asian="12pt" style:font-size-complex="12pt" style:language-asian="de" style:country-asian="DE"/>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paragraph-properties fo:margin-top="0.375in" fo:margin-bottom="0.052in" style:line-height-at-least="0.2222in" fo:background-color="#FFFFFF"/>
      <style:text-properties style:font-name="Helvetica" style:font-name-asian="Times New Roman" style:font-name-complex="Helvetica" fo:font-weight="bold" style:font-weight-asian="bold" style:font-weight-complex="bold" fo:color="#2E3D49" fo:font-size="15pt" style:font-size-asian="15pt" style:font-size-complex="15pt" fo:language="en" fo:country="US" style:language-asian="de" style:country-asian="DE"/>
    </style:style>
    <style:style style:name="P21" style:parent-style-name="Standard" style:family="paragraph">
      <style:paragraph-properties fo:margin-bottom="0in" fo:line-height="100%" fo:background-color="#FFFFFF"/>
    </style:style>
    <style:style style:name="T22"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2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24"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2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26"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2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28"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29" style:parent-style-name="Absatz-Standardschriftart" style:family="text">
      <style:text-properties style:font-name="Helvetica" style:font-name-asian="Times New Roman" style:font-name-complex="Helvetica" fo:color="#02B3E4"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30"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31" style:parent-style-name="Absatz-Standardschriftart" style:family="text">
      <style:text-properties style:font-name="Helvetica" style:font-name-asian="Times New Roman" style:font-name-complex="Helvetica" fo:font-style="italic" style:font-style-asian="italic" style:font-style-complex="italic" fo:color="#4F4F4F" fo:font-size="12pt" style:font-size-asian="12pt" style:font-size-complex="12pt" fo:language="en" fo:country="US" style:language-asian="de" style:country-asian="DE"/>
    </style:style>
    <style:style style:name="T32"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3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34"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3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36"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37"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38" style:parent-style-name="Listenabsatz" style:family="paragraph">
      <style:paragraph-properties fo:margin-bottom="0in" fo:line-height="100%" fo:background-color="#FFFFFF"/>
    </style:style>
    <style:style style:name="T39"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40"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41"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42"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43"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44" style:parent-style-name="Listenabsatz" style:family="paragraph">
      <style:paragraph-properties fo:margin-bottom="0in" fo:line-height="100%" fo:background-color="#FFFFFF"/>
    </style:style>
    <style:style style:name="T45"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46"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47"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48" style:parent-style-name="Listenabsatz" style:family="paragraph">
      <style:paragraph-properties fo:margin-bottom="0in" fo:line-height="100%" fo:background-color="#FFFFFF"/>
    </style:style>
    <style:style style:name="T49"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50"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51"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52" style:parent-style-name="Listenabsatz" style:family="paragraph">
      <style:paragraph-properties fo:margin-bottom="0in" fo:line-height="100%" fo:background-color="#FFFFFF"/>
    </style:style>
    <style:style style:name="T53"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54"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55"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56" style:parent-style-name="Listenabsatz" style:family="paragraph">
      <style:paragraph-properties fo:margin-bottom="0in" fo:line-height="100%" fo:background-color="#FFFFFF"/>
    </style:style>
    <style:style style:name="T57"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58"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59"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60"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61"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62" style:parent-style-name="Listenabsatz" style:family="paragraph">
      <style:paragraph-properties fo:margin-bottom="0in" fo:line-height="100%" fo:background-color="#FFFFFF"/>
    </style:style>
    <style:style style:name="T63"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64"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65"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66" style:parent-style-name="Listenabsatz" style:family="paragraph">
      <style:paragraph-properties fo:margin-bottom="0in" fo:line-height="100%" fo:background-color="#FFFFFF"/>
    </style:style>
    <style:style style:name="T67"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68"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69"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70"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71" style:parent-style-name="Standard" style:family="paragraph">
      <style:paragraph-properties fo:margin-bottom="0in" fo:line-height="100%" fo:background-color="#FFFFFF"/>
    </style:style>
    <style:style style:name="T72" style:parent-style-name="Absatz-Standardschriftart" style:family="text">
      <style:text-properties style:font-name="Helvetica" style:font-name-asian="Times New Roman" style:font-name-complex="Helvetica" fo:color="#4F4F4F" fo:font-size="12pt" style:font-size-asian="12pt" style:font-size-complex="12pt" fo:background-color="#FFFF00" fo:language="en" fo:country="US" style:language-asian="de" style:country-asian="DE"/>
    </style:style>
    <style:style style:name="T73" style:parent-style-name="Absatz-Standardschriftart" style:family="text">
      <style:text-properties style:font-name="Courier New" style:font-name-asian="Times New Roman" style:font-name-complex="Courier New" fo:color="#0F2B3D" fo:font-size="10pt" style:font-size-asian="10pt" style:font-size-complex="10pt" fo:background-color="#FFFF00" fo:language="en" fo:country="US" style:language-asian="de" style:country-asian="DE"/>
    </style:style>
    <style:style style:name="T74" style:parent-style-name="Absatz-Standardschriftart" style:family="text">
      <style:text-properties style:font-name="Helvetica" style:font-name-asian="Times New Roman" style:font-name-complex="Helvetica" fo:color="#4F4F4F" fo:font-size="12pt" style:font-size-asian="12pt" style:font-size-complex="12pt" fo:background-color="#FFFF00" fo:language="en" fo:country="US" style:language-asian="de" style:country-asian="DE"/>
    </style:style>
    <style:style style:name="T75"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76"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77" style:parent-style-name="Standard" style:family="paragraph">
      <style:paragraph-properties fo:margin-bottom="0in" fo:line-height="100%" fo:background-color="#FFFFFF"/>
    </style:style>
    <style:style style:name="T78"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7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80"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81"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82"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83"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84"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85" style:parent-style-name="Listenabsatz" style:family="paragraph">
      <style:paragraph-properties fo:margin-bottom="0in" fo:line-height="100%" fo:background-color="#FFFFFF"/>
    </style:style>
    <style:style style:name="T86"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8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88"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8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90"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91" style:parent-style-name="Listenabsatz" style:family="paragraph">
      <style:paragraph-properties fo:margin-bottom="0in" fo:line-height="100%" fo:background-color="#FFFFFF"/>
    </style:style>
    <style:style style:name="T92"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93"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94"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95"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96"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97"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98"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99" style:parent-style-name="Listenabsatz" style:family="paragraph">
      <style:paragraph-properties fo:margin-bottom="0in" fo:line-height="100%" fo:background-color="#FFFFFF"/>
    </style:style>
    <style:style style:name="T100"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01"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102"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103" style:parent-style-name="Listenabsatz" style:family="paragraph">
      <style:paragraph-properties fo:margin-bottom="0in" fo:line-height="100%" fo:background-color="#FFFFFF"/>
    </style:style>
    <style:style style:name="T104"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0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06"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0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08"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0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10"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11" style:parent-style-name="Listenabsatz" style:family="paragraph">
      <style:paragraph-properties fo:margin-bottom="0in" fo:line-height="100%" fo:background-color="#FFFFFF"/>
    </style:style>
    <style:style style:name="T112"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13"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114"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15"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116"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117" style:parent-style-name="Listenabsatz" style:family="paragraph">
      <style:paragraph-properties fo:margin-bottom="0in" fo:line-height="100%" fo:background-color="#FFFFFF"/>
    </style:style>
    <style:style style:name="T118"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19"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120"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21"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122"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123" style:parent-style-name="Standard" style:family="paragraph">
      <style:paragraph-properties fo:margin-bottom="0in" fo:line-height="100%" fo:background-color="#FFFFFF">
        <style:tab-stops/>
      </style:paragraph-properties>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124" style:parent-style-name="Standard" style:family="paragraph">
      <style:paragraph-properties fo:margin-bottom="0in" fo:line-height="100%" fo:background-color="#FFFFFF">
        <style:tab-stops/>
      </style:paragraph-properties>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125" style:parent-style-name="Standard" style:family="paragraph">
      <style:paragraph-properties fo:margin-bottom="0in" fo:line-height="100%" fo:background-color="#FFFFFF">
        <style:tab-stops/>
      </style:paragraph-properties>
    </style:style>
    <style:style style:name="T126"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27"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T128"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P129"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30"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31" style:parent-style-name="Standard" style:family="paragraph">
      <style:paragraph-properties fo:margin-bottom="0in" fo:line-height="100%" fo:background-color="#FFFFFF"/>
    </style:style>
    <style:style style:name="T132"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3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34"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35"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36"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37"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38"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39" style:parent-style-name="Standard" style:family="paragraph">
      <style:paragraph-properties fo:margin-bottom="0in" fo:line-height="100%" fo:background-color="#FFFFFF"/>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40" style:parent-style-name="Standard" style:family="paragraph">
      <style:paragraph-properties fo:margin-bottom="0in" fo:line-height="100%" fo:background-color="#FFFFFF">
        <style:tab-stops>
          <style:tab-stop style:type="left" style:position="0.5in"/>
        </style:tab-stops>
      </style:paragraph-properties>
    </style:style>
    <style:style style:name="T141"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style:language-asian="de" style:country-asian="DE"/>
    </style:style>
    <style:style style:name="T142"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style:language-asian="de" style:country-asian="DE"/>
    </style:style>
    <style:style style:name="T143"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style:language-asian="de" style:country-asian="DE"/>
    </style:style>
    <style:style style:name="P144" style:parent-style-name="Standard" style:family="paragraph">
      <style:paragraph-properties fo:margin-bottom="0in" fo:line-height="100%" fo:background-color="#FFFFFF">
        <style:tab-stops>
          <style:tab-stop style:type="left" style:position="0.5in"/>
        </style:tab-stops>
      </style:paragraph-properties>
    </style:style>
    <style:style style:name="T145" style:parent-style-name="Absatz-Standardschriftart" style:family="text">
      <style:text-properties style:font-name="Helvetica" style:font-name-asian="Times New Roman" style:font-name-complex="Helvetica" style:text-line-through-style="solid" style:text-line-through-width="auto" style:text-line-through-color="font-color" style:text-line-through-mode="continuous" style:text-line-through-type="single" fo:color="#4F4F4F" fo:font-size="12pt" style:font-size-asian="12pt" style:font-size-complex="12pt" fo:language="en" fo:country="US" style:language-asian="de" style:country-asian="DE"/>
    </style:style>
    <style:style style:name="T146" style:parent-style-name="Absatz-Standardschriftart" style:family="text">
      <style:text-properties style:font-name="Courier New" style:font-name-asian="Times New Roman" style:font-name-complex="Courier New" style:text-line-through-style="solid" style:text-line-through-width="auto" style:text-line-through-color="font-color" style:text-line-through-mode="continuous" style:text-line-through-type="single" fo:color="#0F2B3D" fo:font-size="10pt" style:font-size-asian="10pt" style:font-size-complex="10pt" fo:background-color="#F7F7F8" fo:language="en" fo:country="US" style:language-asian="de" style:country-asian="DE"/>
    </style:style>
    <style:style style:name="P147" style:parent-style-name="Standard" style:family="paragraph">
      <style:paragraph-properties fo:margin-bottom="0in" fo:line-height="100%" fo:margin-left="0.5in" fo:background-color="#FFFFFF">
        <style:tab-stops/>
      </style:paragraph-properties>
    </style:style>
    <style:style style:name="T148"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49"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50"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51"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52"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T153" style:parent-style-name="Absatz-Standardschriftart" style:family="text">
      <style:text-properties style:font-name="Courier New" style:font-name-asian="Times New Roman" style:font-name-complex="Courier New" fo:color="#0F2B3D" fo:font-size="10pt" style:font-size-asian="10pt" style:font-size-complex="10pt" fo:background-color="#F7F7F8" fo:language="en" fo:country="US" style:language-asian="de" style:country-asian="DE"/>
    </style:style>
    <style:style style:name="T154" style:parent-style-name="Absatz-Standardschriftart" style:family="text">
      <style:text-properties style:font-name="Helvetica" style:font-name-asian="Times New Roman" style:font-name-complex="Helvetica" fo:color="#4F4F4F" fo:font-size="12pt" style:font-size-asian="12pt" style:font-size-complex="12pt" fo:language="en" fo:country="US" style:language-asian="de" style:country-asian="DE"/>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Überschrift1" style:family="paragraph">
      <style:paragraph-properties fo:margin-top="0.4166in" fo:margin-bottom="0.052in" style:line-height-at-least="0.2222in" fo:background-color="#FFFFFF"/>
      <style:text-properties style:font-name="Helvetica" style:font-name-complex="Helvetica" fo:color="#2E3D49" fo:font-size="18pt" style:font-size-asian="18pt" style:font-size-complex="18pt" fo:language="en" fo:country="US"/>
    </style:style>
    <style:style style:name="P158" style:parent-style-name="StandardWeb" style:family="paragraph">
      <style:paragraph-properties fo:margin-top="0in" fo:margin-bottom="0in" fo:background-color="#FFFFFF"/>
    </style:style>
    <style:style style:name="T159" style:parent-style-name="Absatz-Standardschriftart" style:family="text">
      <style:text-properties style:font-name="Helvetica" style:font-name-complex="Helvetica" fo:color="#4F4F4F" fo:language="en" fo:country="US"/>
    </style:style>
    <style:style style:name="T160" style:parent-style-name="Hervorhebung" style:family="text">
      <style:text-properties style:font-name="Helvetica" style:font-name-complex="Helvetica" fo:color="#4F4F4F" fo:language="en" fo:country="US"/>
    </style:style>
    <style:style style:name="T161" style:parent-style-name="Absatz-Standardschriftart" style:family="text">
      <style:text-properties style:font-name="Helvetica" style:font-name-complex="Helvetica" fo:color="#4F4F4F" fo:language="en" fo:country="US"/>
    </style:style>
    <style:style style:name="T162" style:parent-style-name="HTMLCode" style:family="text">
      <style:text-properties fo:color="#0F2B3D" fo:background-color="#F7F7F8" fo:language="en" fo:country="US"/>
    </style:style>
    <style:style style:name="T163" style:parent-style-name="Absatz-Standardschriftart" style:family="text">
      <style:text-properties style:font-name="Helvetica" style:font-name-complex="Helvetica" fo:color="#4F4F4F" fo:language="en" fo:country="US"/>
    </style:style>
    <style:style style:name="T164" style:parent-style-name="HTMLCode" style:family="text">
      <style:text-properties fo:color="#0F2B3D" fo:background-color="#F7F7F8" fo:language="en" fo:country="US"/>
    </style:style>
    <style:style style:name="T165" style:parent-style-name="Absatz-Standardschriftart" style:family="text">
      <style:text-properties style:font-name="Helvetica" style:font-name-complex="Helvetica" fo:color="#4F4F4F" fo:language="en" fo:country="US"/>
    </style:style>
    <style:style style:name="T166" style:parent-style-name="HTMLCode" style:family="text">
      <style:text-properties fo:color="#0F2B3D" fo:background-color="#F7F7F8" fo:language="en" fo:country="US"/>
    </style:style>
    <style:style style:name="T167" style:parent-style-name="Absatz-Standardschriftart" style:family="text">
      <style:text-properties style:font-name="Helvetica" style:font-name-complex="Helvetica" fo:color="#4F4F4F" fo:language="en" fo:country="US"/>
    </style:style>
    <style:style style:name="P168" style:parent-style-name="StandardWeb" style:family="paragraph">
      <style:paragraph-properties fo:margin-top="0in" fo:margin-bottom="0in" fo:background-color="#FFFFFF"/>
    </style:style>
    <style:style style:name="T169" style:parent-style-name="Fett" style:family="text">
      <style:text-properties style:font-name="Helvetica" style:font-name-complex="Helvetica" fo:color="#4F4F4F" fo:language="en" fo:country="US"/>
    </style:style>
    <style:style style:name="P170" style:parent-style-name="StandardWeb" style:family="paragraph">
      <style:paragraph-properties fo:margin-top="0in" fo:margin-bottom="0in" fo:background-color="#FFFFFF"/>
    </style:style>
    <style:style style:name="T171" style:parent-style-name="Absatz-Standardschriftart" style:family="text">
      <style:text-properties style:font-name="Helvetica" style:font-name-complex="Helvetica" fo:color="#4F4F4F" fo:language="en" fo:country="US"/>
    </style:style>
    <style:style style:name="T172" style:parent-style-name="HTMLCode" style:family="text">
      <style:text-properties fo:color="#0F2B3D" fo:background-color="#F7F7F8" fo:language="en" fo:country="US"/>
    </style:style>
    <style:style style:name="T173" style:parent-style-name="Absatz-Standardschriftart" style:family="text">
      <style:text-properties style:font-name="Helvetica" style:font-name-complex="Helvetica" fo:color="#4F4F4F" fo:language="en" fo:country="US"/>
    </style:style>
    <style:style style:name="T174" style:parent-style-name="HTMLCode" style:family="text">
      <style:text-properties fo:color="#0F2B3D" fo:background-color="#F7F7F8" fo:language="en" fo:country="US"/>
    </style:style>
    <style:style style:name="T175" style:parent-style-name="Absatz-Standardschriftart" style:family="text">
      <style:text-properties style:font-name="Helvetica" style:font-name-complex="Helvetica" fo:color="#4F4F4F" fo:language="en" fo:country="US"/>
    </style:style>
    <style:style style:name="T176" style:parent-style-name="HTMLCode" style:family="text">
      <style:text-properties fo:color="#0F2B3D" fo:background-color="#F7F7F8" fo:language="en" fo:country="US"/>
    </style:style>
    <style:style style:name="T177" style:parent-style-name="Absatz-Standardschriftart" style:family="text">
      <style:text-properties style:font-name="Helvetica" style:font-name-complex="Helvetica" fo:color="#4F4F4F" fo:language="en" fo:country="US"/>
    </style:style>
    <style:style style:name="P178" style:parent-style-name="HTMLVorformatiert" style:family="paragraph">
      <style:paragraph-properties fo:border="0.0104in solid #B4B9BD" fo:padding="0in" style:shadow="none" fo:background-color="#F7F7F8"/>
    </style:style>
    <style:style style:name="T179" style:parent-style-name="HTMLCode" style:family="text">
      <style:text-properties fo:color="#0F2B3D" fo:background-color="#F7F7F8" fo:language="en" fo:country="US"/>
    </style:style>
    <style:style style:name="T180" style:parent-style-name="hljs-keyword" style:family="text">
      <style:text-properties fo:font-weight="bold" style:font-weight-asian="bold" style:font-weight-complex="bold" fo:color="#333333" fo:background-color="#F7F7F8" fo:language="en" fo:country="US"/>
    </style:style>
    <style:style style:name="T181" style:parent-style-name="HTMLCode" style:family="text">
      <style:text-properties fo:color="#0F2B3D" fo:background-color="#F7F7F8" fo:language="en" fo:country="US"/>
    </style:style>
    <style:style style:name="T182" style:parent-style-name="hljs-keyword" style:family="text">
      <style:text-properties fo:font-weight="bold" style:font-weight-asian="bold" style:font-weight-complex="bold" fo:color="#333333" fo:background-color="#F7F7F8" fo:language="en" fo:country="US"/>
    </style:style>
    <style:style style:name="T183" style:parent-style-name="HTMLCode" style:family="text">
      <style:text-properties fo:color="#0F2B3D" fo:background-color="#F7F7F8" fo:language="en" fo:country="US"/>
    </style:style>
    <style:style style:name="T184" style:parent-style-name="hljs-keyword" style:family="text">
      <style:text-properties fo:font-weight="bold" style:font-weight-asian="bold" style:font-weight-complex="bold" fo:color="#333333" fo:background-color="#F7F7F8" fo:language="en" fo:country="US"/>
    </style:style>
    <style:style style:name="T185" style:parent-style-name="HTMLCode" style:family="text">
      <style:text-properties fo:color="#0F2B3D" fo:background-color="#F7F7F8" fo:language="en" fo:country="US"/>
    </style:style>
    <style:style style:name="P186" style:parent-style-name="StandardWeb" style:family="paragraph">
      <style:paragraph-properties fo:margin-top="0in" fo:margin-bottom="0in" fo:background-color="#FFFFFF"/>
    </style:style>
    <style:style style:name="T187" style:parent-style-name="Fett" style:family="text">
      <style:text-properties style:font-name="Helvetica" style:font-name-complex="Helvetica" fo:color="#4F4F4F" fo:language="en" fo:country="US"/>
    </style:style>
    <style:style style:name="P188" style:parent-style-name="StandardWeb" style:family="paragraph">
      <style:paragraph-properties fo:margin-top="0in" fo:margin-bottom="0in" fo:background-color="#FFFFFF"/>
    </style:style>
    <style:style style:name="T189" style:parent-style-name="Absatz-Standardschriftart" style:family="text">
      <style:text-properties style:font-name="Helvetica" style:font-name-complex="Helvetica" fo:color="#4F4F4F" fo:language="en" fo:country="US"/>
    </style:style>
    <style:style style:name="T190" style:parent-style-name="HTMLCode" style:family="text">
      <style:text-properties fo:color="#0F2B3D" fo:background-color="#F7F7F8" fo:language="en" fo:country="US"/>
    </style:style>
    <style:style style:name="T191" style:parent-style-name="Absatz-Standardschriftart" style:family="text">
      <style:text-properties style:font-name="Helvetica" style:font-name-complex="Helvetica" fo:color="#4F4F4F" fo:language="en" fo:country="US"/>
    </style:style>
    <style:style style:name="T192" style:parent-style-name="HTMLCode" style:family="text">
      <style:text-properties fo:color="#0F2B3D" fo:background-color="#F7F7F8" fo:language="en" fo:country="US"/>
    </style:style>
    <style:style style:name="T193" style:parent-style-name="Absatz-Standardschriftart" style:family="text">
      <style:text-properties style:font-name="Helvetica" style:font-name-complex="Helvetica" fo:color="#4F4F4F" fo:language="en" fo:country="US"/>
    </style:style>
    <style:style style:name="P194" style:parent-style-name="HTMLVorformatiert" style:family="paragraph">
      <style:paragraph-properties fo:border="0.0104in solid #B4B9BD" fo:padding="0in" style:shadow="none" fo:background-color="#F7F7F8"/>
    </style:style>
    <style:style style:name="T195" style:parent-style-name="HTMLCode" style:family="text">
      <style:text-properties fo:color="#0F2B3D" fo:background-color="#F7F7F8" fo:language="en" fo:country="US"/>
    </style:style>
    <style:style style:name="P196" style:parent-style-name="HTMLVorformatiert" style:family="paragraph">
      <style:paragraph-properties fo:border="0.0104in solid #B4B9BD" fo:padding="0in" style:shadow="none" fo:background-color="#F7F7F8"/>
    </style:style>
    <style:style style:name="T197" style:parent-style-name="HTMLCode" style:family="text">
      <style:text-properties fo:color="#0F2B3D" fo:background-color="#F7F7F8" fo:language="en" fo:country="US"/>
    </style:style>
    <style:style style:name="T198" style:parent-style-name="hljs-string" style:family="text">
      <style:text-properties fo:color="#DD1144" fo:background-color="#F7F7F8" fo:language="en" fo:country="US"/>
    </style:style>
    <style:style style:name="T199" style:parent-style-name="HTMLCode" style:family="text">
      <style:text-properties fo:color="#0F2B3D" fo:background-color="#F7F7F8" fo:language="en" fo:country="US"/>
    </style:style>
    <style:style style:name="P200" style:parent-style-name="HTMLVorformatiert" style:family="paragraph">
      <style:paragraph-properties fo:border="0.0104in solid #B4B9BD" fo:padding="0in" style:shadow="none" fo:background-color="#F7F7F8"/>
    </style:style>
    <style:style style:name="T201" style:parent-style-name="HTMLCode" style:family="text">
      <style:text-properties fo:color="#0F2B3D" fo:background-color="#F7F7F8" fo:language="en" fo:country="US"/>
    </style:style>
    <style:style style:name="T202" style:parent-style-name="hljs-string" style:family="text">
      <style:text-properties fo:color="#DD1144" fo:background-color="#F7F7F8" fo:language="en" fo:country="US"/>
    </style:style>
    <style:style style:name="T203" style:parent-style-name="HTMLCode" style:family="text">
      <style:text-properties fo:color="#0F2B3D" fo:background-color="#F7F7F8" fo:language="en" fo:country="US"/>
    </style:style>
    <style:style style:name="P204" style:parent-style-name="HTMLVorformatiert" style:family="paragraph">
      <style:paragraph-properties fo:border="0.0104in solid #B4B9BD" fo:padding="0in" style:shadow="none" fo:background-color="#F7F7F8"/>
    </style:style>
    <style:style style:name="T205" style:parent-style-name="HTMLCode" style:family="text">
      <style:text-properties fo:color="#0F2B3D" fo:background-color="#F7F7F8" fo:language="en" fo:country="US"/>
    </style:style>
    <style:style style:name="T206" style:parent-style-name="hljs-string" style:family="text">
      <style:text-properties fo:color="#DD1144" fo:background-color="#F7F7F8" fo:language="en" fo:country="US"/>
    </style:style>
    <style:style style:name="T207" style:parent-style-name="HTMLCode" style:family="text">
      <style:text-properties fo:color="#0F2B3D" fo:background-color="#F7F7F8" fo:language="en" fo:country="US"/>
    </style:style>
    <style:style style:name="P208" style:parent-style-name="HTMLVorformatiert" style:family="paragraph">
      <style:paragraph-properties fo:border="0.0104in solid #B4B9BD" fo:padding="0in" style:shadow="none" fo:background-color="#F7F7F8"/>
    </style:style>
    <style:style style:name="T209" style:parent-style-name="HTMLCode" style:family="text">
      <style:text-properties fo:color="#0F2B3D" fo:background-color="#F7F7F8" fo:language="en" fo:country="US"/>
    </style:style>
    <style:style style:name="T210" style:parent-style-name="hljs-string" style:family="text">
      <style:text-properties fo:color="#DD1144" fo:background-color="#F7F7F8" fo:language="en" fo:country="US"/>
    </style:style>
    <style:style style:name="T211" style:parent-style-name="HTMLCode" style:family="text">
      <style:text-properties fo:color="#0F2B3D" fo:background-color="#F7F7F8" fo:language="en" fo:country="US"/>
    </style:style>
    <style:style style:name="P212" style:parent-style-name="HTMLVorformatiert" style:family="paragraph">
      <style:paragraph-properties fo:border="0.0104in solid #B4B9BD" fo:padding="0in" style:shadow="none" fo:background-color="#F7F7F8"/>
    </style:style>
    <style:style style:name="T213" style:parent-style-name="HTMLCode" style:family="text">
      <style:text-properties fo:color="#0F2B3D" fo:background-color="#F7F7F8" fo:language="en" fo:country="US"/>
    </style:style>
    <style:style style:name="T214" style:parent-style-name="hljs-string" style:family="text">
      <style:text-properties fo:color="#DD1144" fo:background-color="#F7F7F8" fo:language="en" fo:country="US"/>
    </style:style>
    <style:style style:name="P215" style:parent-style-name="HTMLVorformatiert" style:family="paragraph">
      <style:paragraph-properties fo:border="0.0104in solid #B4B9BD" fo:padding="0in" style:shadow="none" fo:background-color="#F7F7F8"/>
    </style:style>
    <style:style style:name="T216" style:parent-style-name="HTMLCode" style:family="text">
      <style:text-properties fo:color="#0F2B3D" fo:background-color="#F7F7F8" fo:language="en" fo:country="US"/>
    </style:style>
    <style:style style:name="P217" style:parent-style-name="StandardWeb" style:family="paragraph">
      <style:paragraph-properties fo:margin-top="0in" fo:margin-bottom="0in" fo:background-color="#FFFFFF"/>
    </style:style>
    <style:style style:name="T218" style:parent-style-name="Absatz-Standardschriftart" style:family="text">
      <style:text-properties style:font-name="Helvetica" style:font-name-complex="Helvetica" fo:color="#4F4F4F" fo:language="en" fo:country="US"/>
    </style:style>
    <style:style style:name="T219" style:parent-style-name="HTMLCode" style:family="text">
      <style:text-properties fo:color="#0F2B3D" fo:background-color="#F7F7F8" fo:language="en" fo:country="US"/>
    </style:style>
    <style:style style:name="T220" style:parent-style-name="Absatz-Standardschriftart" style:family="text">
      <style:text-properties style:font-name="Helvetica" style:font-name-complex="Helvetica" fo:color="#4F4F4F" fo:language="en" fo:country="US"/>
    </style:style>
    <style:style style:name="T221" style:parent-style-name="HTMLCode" style:family="text">
      <style:text-properties fo:color="#0F2B3D" fo:background-color="#F7F7F8" fo:language="en" fo:country="US"/>
    </style:style>
    <style:style style:name="T222" style:parent-style-name="Absatz-Standardschriftart" style:family="text">
      <style:text-properties style:font-name="Helvetica" style:font-name-complex="Helvetica" fo:color="#4F4F4F" fo:language="en" fo:country="US"/>
    </style:style>
    <style:style style:name="P223" style:parent-style-name="HTMLVorformatiert" style:family="paragraph">
      <style:paragraph-properties fo:border="0.0104in solid #B4B9BD" fo:padding="0in" style:shadow="none" fo:background-color="#F7F7F8"/>
    </style:style>
    <style:style style:name="T224" style:parent-style-name="HTMLCode" style:family="text">
      <style:text-properties fo:color="#0F2B3D" fo:background-color="#F7F7F8" fo:language="en" fo:country="US"/>
    </style:style>
    <style:style style:name="P225" style:parent-style-name="HTMLVorformatiert" style:family="paragraph">
      <style:paragraph-properties fo:border="0.0104in solid #B4B9BD" fo:padding="0in" style:shadow="none" fo:background-color="#F7F7F8"/>
    </style:style>
    <style:style style:name="T226" style:parent-style-name="HTMLCode" style:family="text">
      <style:text-properties fo:color="#0F2B3D" fo:background-color="#F7F7F8" fo:language="en" fo:country="US"/>
    </style:style>
    <style:style style:name="T227" style:parent-style-name="hljs-string" style:family="text">
      <style:text-properties fo:color="#DD1144" fo:background-color="#F7F7F8" fo:language="en" fo:country="US"/>
    </style:style>
    <style:style style:name="T228" style:parent-style-name="HTMLCode" style:family="text">
      <style:text-properties fo:color="#0F2B3D" fo:background-color="#F7F7F8" fo:language="en" fo:country="US"/>
    </style:style>
    <style:style style:name="P229" style:parent-style-name="HTMLVorformatiert" style:family="paragraph">
      <style:paragraph-properties fo:border="0.0104in solid #B4B9BD" fo:padding="0in" style:shadow="none" fo:background-color="#F7F7F8"/>
    </style:style>
    <style:style style:name="T230" style:parent-style-name="HTMLCode" style:family="text">
      <style:text-properties fo:color="#0F2B3D" fo:background-color="#F7F7F8" fo:language="en" fo:country="US"/>
    </style:style>
    <style:style style:name="T231" style:parent-style-name="hljs-string" style:family="text">
      <style:text-properties fo:color="#DD1144" fo:background-color="#F7F7F8" fo:language="en" fo:country="US"/>
    </style:style>
    <style:style style:name="T232" style:parent-style-name="HTMLCode" style:family="text">
      <style:text-properties fo:color="#0F2B3D" fo:background-color="#F7F7F8" fo:language="en" fo:country="US"/>
    </style:style>
    <style:style style:name="P233" style:parent-style-name="HTMLVorformatiert" style:family="paragraph">
      <style:paragraph-properties fo:border="0.0104in solid #B4B9BD" fo:padding="0in" style:shadow="none" fo:background-color="#F7F7F8"/>
    </style:style>
    <style:style style:name="T234" style:parent-style-name="HTMLCode" style:family="text">
      <style:text-properties fo:color="#0F2B3D" fo:background-color="#F7F7F8" fo:language="en" fo:country="US"/>
    </style:style>
    <style:style style:name="T235" style:parent-style-name="hljs-string" style:family="text">
      <style:text-properties fo:color="#DD1144" fo:background-color="#F7F7F8" fo:language="en" fo:country="US"/>
    </style:style>
    <style:style style:name="T236" style:parent-style-name="HTMLCode" style:family="text">
      <style:text-properties fo:color="#0F2B3D" fo:background-color="#F7F7F8" fo:language="en" fo:country="US"/>
    </style:style>
    <style:style style:name="P237" style:parent-style-name="HTMLVorformatiert" style:family="paragraph">
      <style:paragraph-properties fo:border="0.0104in solid #B4B9BD" fo:padding="0in" style:shadow="none" fo:background-color="#F7F7F8"/>
    </style:style>
    <style:style style:name="T238" style:parent-style-name="HTMLCode" style:family="text">
      <style:text-properties fo:color="#0F2B3D" fo:background-color="#F7F7F8" fo:language="en" fo:country="US"/>
    </style:style>
    <style:style style:name="T239" style:parent-style-name="hljs-string" style:family="text">
      <style:text-properties fo:color="#DD1144" fo:background-color="#F7F7F8" fo:language="en" fo:country="US"/>
    </style:style>
    <style:style style:name="T240" style:parent-style-name="HTMLCode" style:family="text">
      <style:text-properties fo:color="#0F2B3D" fo:background-color="#F7F7F8" fo:language="en" fo:country="US"/>
    </style:style>
    <style:style style:name="P241" style:parent-style-name="HTMLVorformatiert" style:family="paragraph">
      <style:paragraph-properties fo:border="0.0104in solid #B4B9BD" fo:padding="0in" style:shadow="none" fo:background-color="#F7F7F8"/>
    </style:style>
    <style:style style:name="T242" style:parent-style-name="HTMLCode" style:family="text">
      <style:text-properties fo:color="#0F2B3D" fo:background-color="#F7F7F8" fo:language="en" fo:country="US"/>
    </style:style>
    <style:style style:name="T243" style:parent-style-name="hljs-string" style:family="text">
      <style:text-properties fo:color="#DD1144" fo:background-color="#F7F7F8" fo:language="en" fo:country="US"/>
    </style:style>
    <style:style style:name="T244" style:parent-style-name="HTMLCode" style:family="text">
      <style:text-properties fo:color="#0F2B3D" fo:background-color="#F7F7F8" fo:language="en" fo:country="US"/>
    </style:style>
    <style:style style:name="P245" style:parent-style-name="HTMLVorformatiert" style:family="paragraph">
      <style:paragraph-properties fo:border="0.0104in solid #B4B9BD" fo:padding="0in" style:shadow="none" fo:background-color="#F7F7F8"/>
    </style:style>
    <style:style style:name="T246" style:parent-style-name="HTMLCode" style:family="text">
      <style:text-properties fo:color="#0F2B3D" fo:background-color="#F7F7F8" fo:language="en" fo:country="US"/>
    </style:style>
    <style:style style:name="T247" style:parent-style-name="hljs-string" style:family="text">
      <style:text-properties fo:color="#DD1144" fo:background-color="#F7F7F8" fo:language="en" fo:country="US"/>
    </style:style>
    <style:style style:name="P248" style:parent-style-name="HTMLVorformatiert" style:family="paragraph">
      <style:paragraph-properties fo:border="0.0104in solid #B4B9BD" fo:padding="0in" style:shadow="none" fo:background-color="#F7F7F8"/>
    </style:style>
    <style:style style:name="T249" style:parent-style-name="HTMLCode" style:family="text">
      <style:text-properties fo:color="#0F2B3D" fo:background-color="#F7F7F8" fo:language="en" fo:country="US"/>
    </style:style>
    <style:style style:name="P250" style:parent-style-name="StandardWeb" style:family="paragraph">
      <style:paragraph-properties fo:margin-top="0in" fo:margin-bottom="0in" fo:background-color="#FFFFFF"/>
    </style:style>
    <style:style style:name="T251" style:parent-style-name="Fett" style:family="text">
      <style:text-properties style:font-name="Helvetica" style:font-name-complex="Helvetica" fo:color="#4F4F4F" fo:language="en" fo:country="US"/>
    </style:style>
    <style:style style:name="P252" style:parent-style-name="StandardWeb" style:family="paragraph">
      <style:paragraph-properties fo:margin-top="0in" fo:margin-bottom="0in" fo:background-color="#FFFFFF"/>
    </style:style>
    <style:style style:name="T253" style:parent-style-name="Absatz-Standardschriftart" style:family="text">
      <style:text-properties style:font-name="Helvetica" style:font-name-complex="Helvetica" fo:color="#4F4F4F" fo:language="en" fo:country="US"/>
    </style:style>
    <style:style style:name="T254" style:parent-style-name="HTMLCode" style:family="text">
      <style:text-properties fo:color="#0F2B3D" fo:background-color="#F7F7F8" fo:language="en" fo:country="US"/>
    </style:style>
    <style:style style:name="T255" style:parent-style-name="Absatz-Standardschriftart" style:family="text">
      <style:text-properties style:font-name="Helvetica" style:font-name-complex="Helvetica" fo:color="#4F4F4F" fo:language="en" fo:country="US"/>
    </style:style>
    <style:style style:name="T256" style:parent-style-name="HTMLCode" style:family="text">
      <style:text-properties fo:color="#0F2B3D" fo:background-color="#F7F7F8" fo:language="en" fo:country="US"/>
    </style:style>
    <style:style style:name="T257" style:parent-style-name="Absatz-Standardschriftart" style:family="text">
      <style:text-properties style:font-name="Helvetica" style:font-name-complex="Helvetica" fo:color="#4F4F4F" fo:language="en" fo:country="US"/>
    </style:style>
    <style:style style:name="T258" style:parent-style-name="HTMLCode" style:family="text">
      <style:text-properties fo:color="#0F2B3D" fo:background-color="#F7F7F8" fo:language="en" fo:country="US"/>
    </style:style>
    <style:style style:name="T259" style:parent-style-name="Absatz-Standardschriftart" style:family="text">
      <style:text-properties style:font-name="Helvetica" style:font-name-complex="Helvetica" fo:color="#4F4F4F" fo:language="en" fo:country="US"/>
    </style:style>
    <style:style style:name="T260" style:parent-style-name="Hyperlink" style:family="text">
      <style:text-properties style:font-name="Helvetica" style:font-name-complex="Helvetica" fo:color="#02B3E4" fo:language="en" fo:country="US"/>
    </style:style>
    <style:style style:name="T261" style:parent-style-name="Absatz-Standardschriftart" style:family="text">
      <style:text-properties style:font-name="Helvetica" style:font-name-complex="Helvetica" fo:color="#4F4F4F" fo:language="en" fo:country="US"/>
    </style:style>
    <style:style style:name="P262" style:parent-style-name="Standard" style:family="paragraph">
      <style:text-properties fo:language="en" fo:country="US"/>
    </style:style>
  </office:automatic-styles>
  <office:body>
    <office:text text:use-soft-page-breaks="true">
      <text:p text:style-name="P1"><text:span text:style-name="T2">Basic Functionality</text:span></text:p>
      <text:p text:style-name="P3">In this game you have a Player and Enemies (bugs). The goal of the player is to reach the water, without colliding into any one of the enemies.</text:p>
      <text:list text:style-name="LFO1" text:continue-numbering="true">
        <text:list-item>
          <text:p text:style-name="P4">The player can move left, right, up and down</text:p>
        </text:list-item>
        <text:list-item>
          <text:p text:style-name="P5">The enemies move at varying speeds on the paved block portion of the game board</text:p>
        </text:list-item>
        <text:list-item>
          <text:p text:style-name="P6">Once a the player collides with an enemy, the game is reset and the player moves back to the starting square</text:p>
        </text:list-item>
        <text:list-item>
          <text:p text:style-name="P7">Once the player reaches the water (i.e., the top of the game board), the game is won</text:p>
        </text:list-item>
      </text:list>
      <text:p text:style-name="P8">Check out a quick video demo of the game in action below!</text:p>
      <text:p text:style-name="P9"/>
      <text:p text:style-name="P10"/>
      <text:p text:style-name="P11"><text:span text:style-name="T12">Additional Functionality (Optional)</text:span></text:p>
      <text:p text:style-name="P13">In addition to the basic functionality, you can add more cool functionality to your game. For example, here are some additional features that you can add:</text:p>
      <text:list text:style-name="LFO2" text:continue-numbering="true">
        <text:list-item>
          <text:p text:style-name="P14">Player selection: allow the user to select the image for the player character before starting the game. You can use the different character images provided in the images folder (we’ll get to that below)</text:p>
        </text:list-item>
        <text:list-item>
          <text:p text:style-name="P15">Score: you can implement a score for the game. For example, the score can increase each time the player reaches the water, and it can be reset to 0 when collision occurs (or it can be reduced)</text:p>
        </text:list-item>
        <text:list-item>
          <text:p text:style-name="P16">Collectibles: you can add gems to the game, allowing the player to collect them to make the game more interesting</text:p>
        </text:list-item>
        <text:list-item>
          <text:p text:style-name="P17">Anything else you like!</text:p>
        </text:list-item>
      </text:list>
      <text:p text:style-name="P18"/>
      <text:p text:style-name="P19"/>
      <text:h text:style-name="P20" text:outline-level="2">Development Strategy</text:h>
      <text:p text:style-name="P21"><text:span text:style-name="T22">Inside the </text:span><text:span text:style-name="T23">app.js</text:span><text:span text:style-name="T24"> file, you will need to implement the </text:span><text:span text:style-name="T25">Player</text:span><text:span text:style-name="T26"> and the </text:span><text:span text:style-name="T27">Enemy</text:span><text:span text:style-name="T28"> classes, using </text:span><text:a xlink:href="https://www.udacity.com/course/object-oriented-javascript--ud711" office:target-frame-name="_blank" xlink:show="new"><text:span text:style-name="T29">Object-Oriented JavaScript</text:span></text:a><text:span text:style-name="T30">. Be sure to review </text:span><text:span text:style-name="T31">all</text:span><text:span text:style-name="T32"> code comments written in </text:span><text:span text:style-name="T33">app.js</text:span><text:span text:style-name="T34">. Part of the code for the </text:span><text:span text:style-name="T35">Enemy</text:span><text:span text:style-name="T36"> is provided to you, and you will need to complete the following:</text:span></text:p>
      <text:p text:style-name="P37"/>
      <text:list text:style-name="LFO7" text:continue-numbering="true">
        <text:list-item>
          <text:p text:style-name="P38"><text:span text:style-name="T39">The </text:span><text:span text:style-name="T40">Enemy</text:span><text:span text:style-name="T41"> function, which initiates the </text:span><text:span text:style-name="T42">Enemy</text:span><text:span text:style-name="T43"> by:</text:span></text:p>
          <text:list text:continue-numbering="true">
            <text:list-item>
              <text:p text:style-name="P44"><text:span text:style-name="T45">Loading the image by setting </text:span><text:span text:style-name="T46">this.sprite</text:span><text:span text:style-name="T47"> to the appropriate image in the image folder (already provided)</text:span></text:p>
            </text:list-item>
            <text:list-item>
              <text:p text:style-name="P48"><text:span text:style-name="T49">Setting the </text:span><text:span text:style-name="T50">Enemy</text:span><text:span text:style-name="T51"> initial location (you need to implement)</text:span></text:p>
            </text:list-item>
            <text:list-item>
              <text:p text:style-name="P52"><text:span text:style-name="T53">Setting the </text:span><text:span text:style-name="T54">Enemy</text:span><text:span text:style-name="T55"> speed (you need to implement)</text:span></text:p>
            </text:list-item>
          </text:list>
        </text:list-item>
        <text:list-item>
          <text:p text:style-name="P56"><text:span text:style-name="T57">The </text:span><text:span text:style-name="T58">update</text:span><text:span text:style-name="T59"> method for the </text:span><text:span text:style-name="T60">Enemy</text:span><text:span text:style-name="T61">:</text:span></text:p>
          <text:list text:continue-numbering="true">
            <text:list-item>
              <text:p text:style-name="P62"><text:span text:style-name="T63">Updates the </text:span><text:span text:style-name="T64">Enemy</text:span><text:span text:style-name="T65"> location (you need to implement)</text:span></text:p>
            </text:list-item>
            <text:list-item>
              <text:p text:style-name="P66"><text:span text:style-name="T67">Handles collision with the </text:span><text:span text:style-name="T68">Player</text:span><text:span text:style-name="T69"> (you need to implement)</text:span></text:p>
            </text:list-item>
          </text:list>
        </text:list-item>
      </text:list>
      <text:p text:style-name="P70"/>
      <text:p text:style-name="P71"><text:span text:style-name="T72">You can add your own </text:span><text:span text:style-name="T73">Enemy</text:span><text:span text:style-name="T74"> methods as needed.</text:span><text:span text:style-name="T75"><text:s/></text:span></text:p>
      <text:p text:style-name="P76"/>
      <text:soft-page-break/>
      <text:p text:style-name="P77"><text:span text:style-name="T78">You will also need to implement the </text:span><text:span text:style-name="T79">Player</text:span><text:span text:style-name="T80"><text:s/></text:span><text:span text:style-name="T81">class, and you can use the </text:span><text:span text:style-name="T82">Enemy</text:span><text:span text:style-name="T83"> class as an example on how to get started. At minimum you should implement the following:</text:span></text:p>
      <text:p text:style-name="P84"/>
      <text:list text:style-name="LFO8" text:continue-numbering="true">
        <text:list-item>
          <text:p text:style-name="P85"><text:span text:style-name="T86">The </text:span><text:span text:style-name="T87">Player</text:span><text:span text:style-name="T88"> function, which initiates the </text:span><text:span text:style-name="T89">Player</text:span><text:span text:style-name="T90"> by:</text:span></text:p>
          <text:list text:continue-numbering="true">
            <text:list-item>
              <text:p text:style-name="P91"><text:span text:style-name="T92">Loading the image by setting </text:span><text:span text:style-name="T93">this.sprite</text:span><text:span text:style-name="T94"> to the appropriate image in the </text:span><text:span text:style-name="T95">image</text:span><text:span text:style-name="T96"> folder (use the code from the </text:span><text:span text:style-name="T97">Enemy</text:span><text:span text:style-name="T98"> function as an example on how to do that)</text:span></text:p>
            </text:list-item>
            <text:list-item>
              <text:p text:style-name="P99"><text:span text:style-name="T100">Setting the </text:span><text:span text:style-name="T101">Player</text:span><text:span text:style-name="T102"> initial location</text:span></text:p>
            </text:list-item>
          </text:list>
        </text:list-item>
        <text:list-item>
          <text:p text:style-name="P103"><text:span text:style-name="T104">The </text:span><text:span text:style-name="T105">update</text:span><text:span text:style-name="T106"> method for the </text:span><text:span text:style-name="T107">Player</text:span><text:span text:style-name="T108"> (can be similar to the one for the </text:span><text:span text:style-name="T109">Enemy</text:span><text:span text:style-name="T110">)</text:span></text:p>
        </text:list-item>
        <text:list-item>
          <text:p text:style-name="P111"><text:span text:style-name="T112">The </text:span><text:span text:style-name="T113">render</text:span><text:span text:style-name="T114"> method for the Player (use the code from the render method for the </text:span><text:span text:style-name="T115">Enemy</text:span><text:span text:style-name="T116">)</text:span></text:p>
        </text:list-item>
        <text:list-item>
          <text:p text:style-name="P117"><text:span text:style-name="T118">The </text:span><text:span text:style-name="T119">handleInput</text:span><text:span text:style-name="T120"> method, which should receive user input, </text:span><text:span text:style-name="T121">allowedKeys</text:span><text:span text:style-name="T122"> (the key which was pressed) and move the player according to that input. In particular:</text:span></text:p>
        </text:list-item>
      </text:list>
      <text:list text:style-name="LFO4" text:continue-numbering="true">
        <text:list-item>
          <text:list>
            <text:list-item>
              <text:p text:style-name="P123">Left key should move the player to the left, right key to the right, up should move the player up and down should move the player down</text:p>
            </text:list-item>
            <text:list-item>
              <text:p text:style-name="P124">Recall that the player cannot move off screen (so you will need to check for that and handle appropriately)</text:p>
            </text:list-item>
            <text:list-item>
              <text:p text:style-name="P125"><text:span text:style-name="T126">If the player reaches the water the game should be reset by moving the player back to the initial location (you can write a separate reset </text:span><text:span text:style-name="T127">Player</text:span><text:span text:style-name="T128"> method to handle that)</text:span></text:p>
            </text:list-item>
          </text:list>
        </text:list-item>
      </text:list>
      <text:p text:style-name="P129"/>
      <text:p text:style-name="P130"/>
      <text:p text:style-name="P131"><text:span text:style-name="T132">You can add your own </text:span><text:span text:style-name="T133">Player</text:span><text:span text:style-name="T134"> methods as needed as well. Once you have completed implementing the </text:span><text:span text:style-name="T135">Player</text:span><text:span text:style-name="T136"> and </text:span><text:span text:style-name="T137">Enemy</text:span><text:span text:style-name="T138">, you should instantiate them by:</text:span></text:p>
      <text:p text:style-name="P139"/>
      <text:list text:style-name="LFO5" text:continue-numbering="true">
        <text:list-item>
          <text:p text:style-name="P140"><text:span text:style-name="T141">Creating a new </text:span><text:span text:style-name="T142">Player</text:span><text:span text:style-name="T143"> object</text:span></text:p>
        </text:list-item>
        <text:list-item>
          <text:p text:style-name="P144"><text:span text:style-name="T145">Creating several new Enemies objects and placing them in an array called </text:span><text:span text:style-name="T146">allEnemies</text:span></text:p>
        </text:list-item>
      </text:list>
      <text:p text:style-name="P147"><text:span text:style-name="T148">Beyond that, feel free to add additional functionality to the game. You can add more code to the </text:span><text:span text:style-name="T149">app.js</text:span><text:span text:style-name="T150"> file and to the </text:span><text:span text:style-name="T151">Enemy</text:span><text:span text:style-name="T152"> and </text:span><text:span text:style-name="T153">Player</text:span><text:span text:style-name="T154"> classes to accomplish that.</text:span></text:p>
      <text:p text:style-name="P155"/>
      <text:p text:style-name="P156"/>
      <text:h text:style-name="P157" text:outline-level="1">HTML5 Canvas Info</text:h>
      <text:p text:style-name="P158"><text:span text:style-name="T159">The starting code for the Classic Arcade Game Clone project handles </text:span><text:span text:style-name="T160">most</text:span><text:span text:style-name="T161"> of the drawing for you. The </text:span><text:span text:style-name="T162">&lt;canvas&gt;</text:span><text:span text:style-name="T163"> element has already been created and the two-dimensional drawing context for the canvas element is available as the </text:span><text:span text:style-name="T164">ctx</text:span><text:span text:style-name="T165"> object in the </text:span><text:span text:style-name="T166">app.js</text:span><text:span text:style-name="T167"> file.</text:span></text:p>
      <text:p text:style-name="P168"><text:span text:style-name="T169">Drawing an Image</text:span></text:p>
      <text:p text:style-name="P170"><text:span text:style-name="T171">In the </text:span><text:span text:style-name="T172">app.js</text:span><text:span text:style-name="T173"> file, you can see in the Enemy class. This class has a </text:span><text:span text:style-name="T174">render()</text:span><text:span text:style-name="T175"> method that uses the </text:span><text:span text:style-name="T176">ctx.drawImage()</text:span><text:span text:style-name="T177"> method. This method takes three parameters: an image, an x-coordinate, and a y-coordinate:</text:span></text:p>
      <text:p text:style-name="P178"><text:span text:style-name="T179">ctx.drawImage(Resources.get(</text:span><text:span text:style-name="T180">this</text:span><text:span text:style-name="T181">.sprite),<text:s/></text:span><text:span text:style-name="T182">this</text:span><text:span text:style-name="T183">.x,<text:s/></text:span><text:span text:style-name="T184">this</text:span><text:span text:style-name="T185">.y);</text:span></text:p>
      <text:p text:style-name="P186"><text:span text:style-name="T187">Available Images</text:span></text:p>
      <text:soft-page-break/>
      <text:p text:style-name="P188"><text:span text:style-name="T189">In this example, the game engine has a </text:span><text:span text:style-name="T190">Resources</text:span><text:span text:style-name="T191"> object that caches all of the images needed for the game so you don’t have to wait for them to load during gameplay. The images available to use are listed in </text:span><text:span text:style-name="T192">engine.js</text:span><text:span text:style-name="T193">:</text:span></text:p>
      <text:p text:style-name="P194"><text:span text:style-name="T195">Resources.load([</text:span></text:p>
      <text:p text:style-name="P196"><text:span text:style-name="T197"><text:s text:c="4"/></text:span><text:span text:style-name="T198">'images/stone-block.png'</text:span><text:span text:style-name="T199">,</text:span></text:p>
      <text:p text:style-name="P200"><text:span text:style-name="T201"><text:s text:c="4"/></text:span><text:span text:style-name="T202">'images/water-block.png'</text:span><text:span text:style-name="T203">,</text:span></text:p>
      <text:p text:style-name="P204"><text:span text:style-name="T205"><text:s text:c="4"/></text:span><text:span text:style-name="T206">'images/grass-block.png'</text:span><text:span text:style-name="T207">,</text:span></text:p>
      <text:p text:style-name="P208"><text:span text:style-name="T209"><text:s text:c="4"/></text:span><text:span text:style-name="T210">'images/enemy-bug.png'</text:span><text:span text:style-name="T211">,</text:span></text:p>
      <text:p text:style-name="P212"><text:span text:style-name="T213"><text:s text:c="4"/></text:span><text:span text:style-name="T214">'images/char-boy.png'</text:span></text:p>
      <text:p text:style-name="P215"><text:span text:style-name="T216">]);</text:span></text:p>
      <text:p text:style-name="P217"><text:span text:style-name="T218">There are many other images available with the starter code. If you want to use them in your game, all you need to do is include them in the array passed to the </text:span><text:span text:style-name="T219">Resources.load()</text:span><text:span text:style-name="T220"> method in </text:span><text:span text:style-name="T221">engine.js</text:span><text:span text:style-name="T222"> near the bottom of the file:</text:span></text:p>
      <text:p text:style-name="P223"><text:span text:style-name="T224">Resources.load([</text:span></text:p>
      <text:p text:style-name="P225"><text:span text:style-name="T226"><text:s text:c="4"/></text:span><text:span text:style-name="T227">'images/stone-block.png'</text:span><text:span text:style-name="T228">,</text:span></text:p>
      <text:p text:style-name="P229"><text:span text:style-name="T230"><text:s text:c="4"/></text:span><text:span text:style-name="T231">'images/water-block.png'</text:span><text:span text:style-name="T232">,</text:span></text:p>
      <text:p text:style-name="P233"><text:span text:style-name="T234"><text:s text:c="4"/></text:span><text:span text:style-name="T235">'images/grass-block.png'</text:span><text:span text:style-name="T236">,</text:span></text:p>
      <text:p text:style-name="P237"><text:span text:style-name="T238"><text:s text:c="4"/></text:span><text:span text:style-name="T239">'images/enemy-bug.png'</text:span><text:span text:style-name="T240">,</text:span></text:p>
      <text:p text:style-name="P241"><text:span text:style-name="T242"><text:s text:c="4"/></text:span><text:span text:style-name="T243">'images/char-boy.png'</text:span><text:span text:style-name="T244">,</text:span></text:p>
      <text:p text:style-name="P245"><text:span text:style-name="T246"><text:s text:c="4"/></text:span><text:span text:style-name="T247">'images/char-pink-girl.png'</text:span></text:p>
      <text:p text:style-name="P248"><text:span text:style-name="T249">]);</text:span></text:p>
      <text:p text:style-name="P250"><text:span text:style-name="T251">Expanding on the Existing Capabilities?</text:span></text:p>
      <text:p text:style-name="P252"><text:span text:style-name="T253">It’s unlikely that you’ll need any additional methods of the </text:span><text:span text:style-name="T254">ctx</text:span><text:span text:style-name="T255"> object for the project. However, if you decide to add additional features to your game, you might want to incorporate some of these methods. If you do, the </text:span><text:span text:style-name="T256">ctx</text:span><text:span text:style-name="T257"> object is a </text:span><text:span text:style-name="T258">CanvasRenderingContext2D</text:span><text:span text:style-name="T259"> object. </text:span><text:a xlink:href="https://developer.mozilla.org/en-US/docs/Web/API/CanvasRenderingContext2D" office:target-frame-name="_blank" xlink:show="new"><text:span text:style-name="T260">This documentation</text:span></text:a><text:span text:style-name="T261"> provides all of the methods that are available to that object.</text:span></text:p>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Hervorhebung" style:display-name="Hervorhebung" style:family="text" style:parent-style-name="Absatz-Standardschriftart">
      <style:text-properties fo:font-style="italic" style:font-style-asian="italic" style:font-style-complex="italic"/>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hljs-keyword" style:display-name="hljs-keyword" style:family="text" style:parent-style-name="Absatz-Standardschriftart"/>
    <style:style style:name="hljs-string" style:display-name="hljs-string"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2LVL2"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3" text:style-name="WW_CharLFO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4" text:style-name="WW_CharLFO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LVL5"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6" text:style-name="WW_CharLFO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7" text:style-name="WW_CharLFO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LVL8"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3LVL2"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Symbol"/>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3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Symbol"/>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3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Symbol"/>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illip Biermann</meta:initial-creator>
    <dc:creator>Phillip Biermann</dc:creator>
    <meta:creation-date>2019-01-09T08:04:00Z</meta:creation-date>
    <dc:date>2019-01-09T20:24:00Z</dc:date>
    <meta:template xlink:href="Normal" xlink:type="simple"/>
    <meta:editing-cycles>1</meta:editing-cycles>
    <meta:editing-duration>PT0S</meta:editing-duration>
    <meta:document-statistic meta:page-count="3" meta:paragraph-count="11" meta:word-count="761" meta:character-count="5545" meta:row-count="39" meta:non-whitespace-character-count="4795"/>
  </office:meta>
</office:document-meta>
</file>